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1000000E1914DDC933940265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ds_3a_" style:display-name="Attendands:" style:family="table">
      <style:table-properties style:width="5.099cm" style:rel-width="30%" table:align="right" style:may-break-between-rows="false"/>
    </style:style>
    <style:style style:name="Attendands_3a_.A" style:display-name="Attendands:.A" style:family="table-column">
      <style:table-column-properties style:column-width="5.099cm" style:rel-column-width="2891*"/>
    </style:style>
    <style:style style:name="Attendands_3a_.A1" style:display-name="Attendands:.A1" style:family="table-cell">
      <style:table-cell-properties fo:padding="0cm" fo:border="none"/>
    </style:style>
    <style:style style:name="Table1" style:family="table">
      <style:table-properties style:width="14.711cm" fo:margin-left="1.254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2.621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P3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1" style:font-size-asian="9pt" style:font-name-complex="Liberation Mono1" style:font-size-complex="9pt"/>
    </style:style>
    <style:style style:name="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1" style:font-size-asian="9pt" style:font-weight-asian="normal" style:font-name-complex="Liberation Mono1" style:font-size-complex="9pt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officeooo:rsid="00637f96" officeooo:paragraph-rsid="0068a2c3"/>
    </style:style>
    <style:style style:name="P7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1" style:font-size-asian="9pt" style:font-weight-asian="bold" style:font-name-complex="Liberation Mono1" style:font-size-complex="9pt" style:font-weight-complex="bold"/>
    </style:style>
    <style:style style:name="P8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1" style:font-size-asian="10pt" style:font-name-complex="Liberation Mono1" style:font-size-complex="10pt"/>
    </style:style>
    <style:style style:name="P9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P10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P11" style:family="paragraph" style:parent-style-name="Table_20_Contents">
      <style:text-properties officeooo:rsid="0007e237" officeooo:paragraph-rsid="0007e237"/>
    </style:style>
    <style:style style:name="P12" style:family="paragraph" style:parent-style-name="Table_20_Contents">
      <style:text-properties fo:font-weight="bold" officeooo:rsid="0007e237" officeooo:paragraph-rsid="0007e237" style:font-weight-asian="bold" style:font-weight-complex="bold"/>
    </style:style>
    <style:style style:name="P13" style:family="paragraph" style:parent-style-name="Table_20_Contents">
      <style:text-properties fo:font-weight="bold" officeooo:rsid="0081a479" officeooo:paragraph-rsid="0081a479" style:font-weight-asian="bold" style:font-weight-complex="bold"/>
    </style:style>
    <style:style style:name="P14" style:family="paragraph" style:parent-style-name="Table_20_Contents">
      <style:text-properties officeooo:rsid="0061cb19" officeooo:paragraph-rsid="0061cb19"/>
    </style:style>
    <style:style style:name="P15" style:family="paragraph" style:parent-style-name="Table_20_Contents">
      <style:text-properties officeooo:rsid="0081a479" officeooo:paragraph-rsid="0081a479"/>
    </style:style>
    <style:style style:name="P16" style:family="paragraph" style:parent-style-name="Table_20_Contents">
      <style:text-properties fo:language="en" fo:country="GB" officeooo:rsid="0081a479" officeooo:paragraph-rsid="0081a479"/>
    </style:style>
    <style:style style:name="P17" style:family="paragraph" style:parent-style-name="Table_20_Contents">
      <style:text-properties officeooo:rsid="0082cb26" officeooo:paragraph-rsid="0082cb26"/>
    </style:style>
    <style:style style:name="P18" style:family="paragraph" style:parent-style-name="Standard">
      <style:text-properties officeooo:paragraph-rsid="002afa5a"/>
    </style:style>
    <style:style style:name="P19" style:family="paragraph" style:parent-style-name="First_20_line_20_indent">
      <style:paragraph-properties>
        <style:tab-stops/>
      </style:paragraph-properties>
      <style:text-properties officeooo:rsid="0007e237" officeooo:paragraph-rsid="0007e237"/>
    </style:style>
    <style:style style:name="P20" style:family="paragraph" style:parent-style-name="First_20_line_20_indent">
      <style:text-properties officeooo:paragraph-rsid="0007e237"/>
    </style:style>
    <style:style style:name="P21" style:family="paragraph" style:parent-style-name="First_20_line_20_indent">
      <style:text-properties fo:font-style="italic" officeooo:rsid="006ad83c" officeooo:paragraph-rsid="00510ca1" style:font-style-asian="italic" style:font-style-complex="italic"/>
    </style:style>
    <style:style style:name="P22" style:family="paragraph" style:parent-style-name="First_20_line_20_indent">
      <style:text-properties officeooo:rsid="0082acf3" officeooo:paragraph-rsid="0082acf3"/>
    </style:style>
    <style:style style:name="P23" style:family="paragraph" style:parent-style-name="Heading_20_1" style:list-style-name="">
      <style:paragraph-properties>
        <style:tab-stops/>
      </style:paragraph-properties>
      <style:text-properties officeooo:rsid="0007e237" officeooo:paragraph-rsid="0007e237"/>
    </style:style>
    <style:style style:name="P24" style:family="paragraph" style:parent-style-name="Heading_20_1">
      <style:text-properties officeooo:rsid="0007e237" officeooo:paragraph-rsid="0007e237"/>
    </style:style>
    <style:style style:name="P25" style:family="paragraph" style:parent-style-name="Heading_20_1">
      <style:text-properties officeooo:rsid="00802b99" officeooo:paragraph-rsid="00802b99"/>
    </style:style>
    <style:style style:name="P26" style:family="paragraph" style:parent-style-name="Heading_20_1">
      <style:text-properties officeooo:rsid="007fae29" officeooo:paragraph-rsid="007fae29"/>
    </style:style>
    <style:style style:name="P27" style:family="paragraph" style:parent-style-name="Heading_20_1">
      <style:text-properties officeooo:paragraph-rsid="007fae29"/>
    </style:style>
    <style:style style:name="P28" style:family="paragraph" style:parent-style-name="First_20_line_20_indent" style:list-style-name="">
      <style:paragraph-properties>
        <style:tab-stops/>
      </style:paragraph-properties>
      <style:text-properties officeooo:rsid="0007e237" officeooo:paragraph-rsid="0007e237"/>
    </style:style>
    <style:style style:name="P29" style:family="paragraph" style:parent-style-name="First_20_line_20_indent">
      <style:text-properties officeooo:rsid="00838d58" officeooo:paragraph-rsid="00838d58"/>
    </style:style>
    <style:style style:name="P30" style:family="paragraph" style:parent-style-name="First_20_line_20_indent" style:list-style-name="">
      <style:paragraph-properties fo:break-before="page">
        <style:tab-stops/>
      </style:paragraph-properties>
      <style:text-properties officeooo:rsid="0007e237" officeooo:paragraph-rsid="0007e237"/>
    </style:style>
    <style:style style:name="P31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itle" style:list-style-name="" style:master-page-name="">
      <loext:graphic-properties draw:fill="none"/>
      <style:paragraph-properties fo:margin-left="2cm" fo:margin-right="2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 style:writing-mode="page"/>
    </style:style>
    <style:style style:name="P35" style:family="paragraph" style:parent-style-name="List_20_Paragraph" style:list-style-name="WWNum2">
      <style:text-properties officeooo:paragraph-rsid="00838d58"/>
    </style:style>
    <style:style style:name="P36" style:family="paragraph" style:parent-style-name="List_20_Paragraph" style:list-style-name="WWNum1">
      <style:text-properties officeooo:paragraph-rsid="00838d58"/>
    </style:style>
    <style:style style:name="P37" style:family="paragraph" style:parent-style-name="List_20_Paragraph" style:list-style-name="WWNum1" style:master-page-name="Standard">
      <style:paragraph-properties style:page-number="auto"/>
      <style:text-properties officeooo:paragraph-rsid="00838d58"/>
    </style:style>
    <style:style style:name="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style:font-name="Liberation Mono" fo:font-size="9pt" officeooo:rsid="002afa5a" style:font-size-asian="9pt" style:font-size-complex="9pt"/>
    </style:style>
    <style:style style:name="T4" style:family="text">
      <style:text-properties style:font-name="Liberation Mono" fo:font-size="9pt" style:font-name-asian="Courier New1" style:font-size-asian="9pt" style:font-name-complex="Liberation Mono1" style:font-size-complex="9pt"/>
    </style:style>
    <style:style style:name="T5" style:family="text">
      <style:text-properties style:font-name="Liberation Mono" fo:font-size="9pt" fo:font-weight="normal" style:font-name-asian="Courier New1" style:font-size-asian="9pt" style:font-weight-asian="normal" style:font-name-complex="Liberation Mono1" style:font-size-complex="9pt" style:font-weight-complex="normal"/>
    </style:style>
    <style:style style:name="T6" style:family="text">
      <style:text-properties officeooo:rsid="0068a2c3"/>
    </style:style>
    <style:style style:name="T7" style:family="text">
      <style:text-properties officeooo:rsid="0082cb26"/>
    </style:style>
    <style:style style:name="T8" style:family="text">
      <style:text-properties officeooo:rsid="007fae29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<text:title>Web Project: Daily Scrum: 2018-02-15</text:title></text:p>
      <text:p text:style-name="P19"/>
      <text:p text:style-name="P19"/>
      <text:p text:style-name="P19"/>
      <table:table table:name="Attendands:" table:style-name="Attendands_3a_">
        <table:table-column table:style-name="Attendands_3a_.A"/>
        <table:table-row>
          <table:table-cell table:style-name="Attendands_3a_.A1" office:value-type="string">
            <text:p text:style-name="P13">Attendants:</text:p>
          </table:table-cell>
        </table:table-row>
        <table:table-row>
          <table:table-cell table:style-name="Attendands_3a_.A1" office:value-type="string">
            <text:p text:style-name="P15">Alex Ri<text:span text:style-name="T7">b</text:span>es</text:p>
          </table:table-cell>
        </table:table-row>
        <table:table-row>
          <table:table-cell table:style-name="Attendands_3a_.A1" office:value-type="string">
            <text:p text:style-name="P16">Borja Carbó</text:p>
          </table:table-cell>
        </table:table-row>
        <table:table-row>
          <table:table-cell table:style-name="Attendands_3a_.A1" office:value-type="string">
            <text:p text:style-name="P17">David Amorós</text:p>
          </table:table-cell>
        </table:table-row>
        <table:table-row>
          <table:table-cell table:style-name="Attendands_3a_.A1" office:value-type="string">
            <text:p text:style-name="P17">Vicente Borja</text:p>
          </table:table-cell>
        </table:table-row>
      </table:table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list xml:id="list4708246081669621946" text:style-name="Numbering_20_1">
              <text:list-item>
                <text:p text:style-name="P32">Table of Contents</text:p>
              </text:list-item>
            </text:list>
          </text:index-title>
          <text:p text:style-name="P33"><text:a xlink:type="simple" xlink:href="#__RefHeading___Toc373_712884756" text:style-name="Index_20_Link" text:visited-style-name="Index_20_Link"><text:s/>1 Revision Information<text:tab/>3</text:a></text:p>
          <text:p text:style-name="P33"><text:a xlink:type="simple" xlink:href="#__RefHeading___Toc375_712884756" text:style-name="Index_20_Link" text:visited-style-name="Index_20_Link"><text:s/>2 Report on Progress<text:tab/>3</text:a></text:p>
          <text:p text:style-name="P33"><text:a xlink:type="simple" xlink:href="#__RefHeading___Toc377_712884756" text:style-name="Index_20_Link" text:visited-style-name="Index_20_Link"><text:s/>3 Difficulties<text:tab/>3</text:a></text:p>
          <text:p text:style-name="P33"><text:a xlink:type="simple" xlink:href="#__RefHeading___Toc379_712884756" text:style-name="Index_20_Link" text:visited-style-name="Index_20_Link"><text:s/>4 Agreements<text:tab/>3</text:a></text:p>
          <text:p text:style-name="P33"><text:a xlink:type="simple" xlink:href="#__RefHeading___Toc331_1854732574" text:style-name="Index_20_Link" text:visited-style-name="Index_20_Link"><text:s/>5 Pending Actions<text:tab/>3</text:a></text:p>
          <text:p text:style-name="P33"><text:a xlink:type="simple" xlink:href="#__RefHeading___Toc364_237898570" text:style-name="Index_20_Link" text:visited-style-name="Index_20_Link"><text:s/>6 Attachments<text:tab/>3</text:a></text:p>
        </text:index-body>
      </text:table-of-content>
      <text:h text:style-name="P28" text:outline-level="1"/>
      <text:h text:style-name="P30" text:outline-level="1"/>
      <text:list xml:id="list7661992051145138003" text:style-name="Outline">
        <text:list-item>
          <text:h text:style-name="P24" text:outline-level="1"><text:bookmark-start text:name="__RefHeading___Toc373_712884756"/>Revision Information<text:bookmark-end text:name="__RefHeading___Toc373_712884756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Revision</text:p>
          </table:table-cell>
          <table:table-cell table:style-name="Table1.A1" office:value-type="string">
            <text:p text:style-name="P12">Notes</text:p>
          </table:table-cell>
        </table:table-row>
        <table:table-row>
          <table:table-cell table:style-name="Table1.A1" office:value-type="string">
            <text:p text:style-name="P11">PA0</text:p>
          </table:table-cell>
          <table:table-cell table:style-name="Table1.A1" office:value-type="string">
            <text:p text:style-name="P11">This is the first revision of the document</text:p>
          </table:table-cell>
        </table:table-row>
        <table:table-row>
          <table:table-cell table:style-name="Table1.A1" office:value-type="string">
            <text:p text:style-name="P14">PA<text:span text:style-name="T6">1</text:span></text:p>
          </table:table-cell>
          <table:table-cell table:style-name="Table1.A1" office:value-type="string">
            <text:p text:style-name="P6"/>
          </table:table-cell>
        </table:table-row>
      </table:table>
      <text:p text:style-name="P20"/>
      <text:list xml:id="list91914209628694" text:continue-numbering="true" text:style-name="Outline">
        <text:list-item>
          <text:h text:style-name="P25" text:outline-level="1"><text:bookmark-start text:name="__RefHeading___Toc375_712884756"/>Report on Progress<text:bookmark-end text:name="__RefHeading___Toc375_712884756"/></text:h>
        </text:list-item>
      </text:list>
      <text:p text:style-name="P29">A question list <text:s/>has been prepared towards the CEO of the contracting company.</text:p>
      <text:p text:style-name="P29">The list of question is attached. Bold paragraph are considered the prioritaire questions</text:p>
      <text:list xml:id="list91914571488395" text:continue-numbering="true" text:style-name="Outline">
        <text:list-item>
          <text:h text:style-name="P26" text:outline-level="1"><text:bookmark-start text:name="__RefHeading___Toc377_712884756"/>Difficulties<text:bookmark-end text:name="__RefHeading___Toc377_712884756"/></text:h>
        </text:list-item>
      </text:list>
      <text:p text:style-name="P21"/>
      <text:list xml:id="list91913497906498" text:continue-numbering="true" text:style-name="Outline">
        <text:list-item>
          <text:h text:style-name="P27" text:outline-level="1"><text:bookmark-start text:name="__RefHeading___Toc379_712884756"/><text:span text:style-name="T8">Agreements</text:span><text:bookmark-end text:name="__RefHeading___Toc379_712884756"/></text:h>
        </text:list-item>
      </text:list>
      <text:p text:style-name="P22"/>
      <text:list xml:id="list91913596277559" text:continue-numbering="true" text:style-name="Outline">
        <text:list-item>
          <text:h text:style-name="Heading_20_1" text:outline-level="1"><text:bookmark-start text:name="__RefHeading___Toc331_1854732574"/>Pending Actions<text:bookmark-end text:name="__RefHeading___Toc331_1854732574"/></text:h>
        </text:list-item>
        <text:list-item>
          <text:h text:style-name="Heading_20_1" text:outline-level="1"><text:bookmark-start text:name="__RefHeading___Toc364_237898570"/>Attachments<text:bookmark-end text:name="__RefHeading___Toc364_237898570"/></text:h>
        </text:list-item>
      </text:list>
      <text:list xml:id="list5721814213036633763" text:style-name="WWNum1">
        <text:list-item>
          <text:p text:style-name="P37">Historial a largo plazo</text:p>
        </text:list-item>
        <text:list-item>
          <text:p text:style-name="P36"><text:span text:style-name="T9">Qué datos quiere que salgan</text:span></text:p>
        </text:list-item>
        <text:list-item>
          <text:p text:style-name="P36"><text:span text:style-name="T9">Producto o servicio; información o ampliación de mercado (objetivo de la aplicación).</text:span></text:p>
        </text:list-item>
        <text:list-item>
          <text:p text:style-name="P36"><text:span text:style-name="T9">Presupuesto y alcance.</text:span></text:p>
        </text:list-item>
      </text:list>
      <text:list xml:id="list3530715832820178747" text:style-name="WWNum2">
        <text:list-item>
          <text:p text:style-name="P35">Descripción básica del proyecto, de lo que se busca</text:p>
        </text:list-item>
        <text:list-item>
          <text:p text:style-name="P35"><text:span text:style-name="T9">Público objetivo de la página web<text:line-break/>Edad, sexo, zona geográfica, nivel económico, profesión, nivel de estudios y aficiones.</text:span></text:p>
        </text:list-item>
        <text:list-item>
          <text:p text:style-name="P35"><text:span text:style-name="T9">Información sobre p</text:span><text:bookmark text:name="_GoBack"/><text:span text:style-name="T9">osible competencia; comparación de recursos y discriminación del uso de éstos respecto al resto.</text:span></text:p>
        </text:list-item>
        <text:list-item>
          <text:p text:style-name="P35">KPI (Key Performance Indicator).</text:p>
        </text:list-item>
        <text:list-item>
          <text:p text:style-name="P35"><text:span text:style-name="T9">Mapa del sitio<text:line-break/>Sitios importantes/destacables, información según características.</text:span></text:p>
        </text:list-item>
        <text:list-item>
          <text:p text:style-name="P35">Idioma (castellano + valenciano? + inglés + x?)</text:p>
        </text:list-item>
        <text:list-item>
          <text:p text:style-name="P35">Derechos de autor de las imágenes</text:p>
        </text:list-item>
        <text:list-item>
          <text:p text:style-name="P35"><text:span text:style-name="T9">Definición de los tiempos de entrega</text:span></text:p>
        </text:list-item>
        <text:list-item>
          <text:p text:style-name="P35">Imágenes corporativas y diseños (reglas, disposición y disponibilidad)<text:line-break/>Obtención de éstas en caso de no haberlas</text:p>
        </text:list-item>
        <text:list-item>
          <text:p text:style-name="P35"><text:span text:style-name="T9">Funcionalidades:</text:span><text:line-break/><text:span text:style-name="T9">Redes sociales</text:span><text:line-break/><text:span text:style-name="T9">Blog</text:span><text:line-break/><text:span text:style-name="T9">Forma de pago</text:span><text:line-break/>Buscador dentro de la misma web<text:line-break/>Sistema de suscripción de pago mensual/anual dirigido al usuario<text:line-break/><text:span text:style-name="T9">Login</text:span><text:line-break/>Reservas (sistema de contacto con el dueño)<text:line-break/><text:span text:style-name="T9">Notificaciones automáticas de alertas/alarmas</text:span><text:line-break/>Newsletter<text:line-break/><text:span text:style-name="T9">Integración de otro programa/funcionalidad</text:span><text:line-break/>Extensión de navegador</text:p>
        </text:list-item>
        <text:list-item>
          <text:p text:style-name="P35"><text:span text:style-name="T9">Mantenimiento de la página<text:line-break/>Versionado, equipo dedicado, soporte continuado…</text:span></text:p>
        </text:list-item>
        <text:list-item>
          <text:p text:style-name="P35"><text:span text:style-name="T9">Alojamiento de la web<text:line-break/>Dominio, certificado, coste ISP</text:span></text:p>
        </text:list-item>
        <text:list-item>
          <text:p text:style-name="P35">Compatibilidad con tecnologías preexistentes</text:p>
        </text:list-item>
        <text:list-item>
          <text:p text:style-name="P35">Interacción con la página web<text:line-break/>Línea de comandos (x), menús de selección y formulari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First_20_line_20_indent" style:auto-update="true" style:default-outline-level="1" style:list-style-name="Outline" style:class="text">
      <style:paragraph-properties fo:margin-top="0.423cm" fo:margin-bottom="0.212cm" loext:contextual-spacing="false" style:writing-mode="page">
        <style:tab-stops/>
      </style:paragraph-properties>
      <style:text-properties fo:font-size="130%" fo:font-weight="bold" officeooo:rsid="0004049e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First_20_line_20_indent" style:default-outline-level="2" style:list-style-name="Outline" style:class="text">
      <style:paragraph-properties fo:margin-top="0.353cm" fo:margin-bottom="0.212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First_20_line_20_indent" style:default-outline-level="3" style:list-style-name="Outline" style:class="text">
      <style:paragraph-properties fo:margin-top="0.247cm" fo:margin-bottom="0.212cm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First_20_line_20_indent" style:default-outline-level="4" style:list-style-name="Outline" style:class="text">
      <style:paragraph-properties fo:margin-top="0.212cm" fo:margin-bottom="0.212cm" loext:contextual-spacing="false" style:writing-mode="pag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First_20_line_20_indent" style:default-outline-level="5" style:list-style-name="Outline" style:class="text">
      <style:paragraph-properties fo:margin-top="0.212cm" fo:margin-bottom="0.106cm" loext:contextual-spacing="false" style:writing-mode="pag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First_20_line_20_indent" style:default-outline-level="6" style:list-style-name="Outline" style:class="text">
      <style:paragraph-properties fo:margin-top="0.106cm" fo:margin-bottom="0.106cm" loext:contextual-spacing="false" style:writing-mode="pag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First_20_line_20_indent" style:default-outline-level="7" style:list-style-name="Outline" style:class="text">
      <style:paragraph-properties fo:margin-top="0.106cm" fo:margin-bottom="0.106cm" loext:contextual-spacing="false" style:writing-mode="pag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First_20_line_20_indent" style:default-outline-level="8" style:list-style-name="Outline" style:class="text">
      <style:paragraph-properties fo:margin-top="0.106cm" fo:margin-bottom="0.106cm" loext:contextual-spacing="false" style:writing-mode="pag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First_20_line_20_indent" style:default-outline-level="9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First_20_line_20_indent" style:default-outline-level="10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5.24cm" fo:margin-left="1.757cm" fo:margin-top="0cm" fo:margin-bottom="0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5.793cm"/>
    </style:style>
    <style:style style:name="Table3.D" style:family="table-column">
      <style:table-column-properties style:column-width="2.14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3.2" style:family="table-row">
      <style:table-row-properties style:min-row-height="0.908cm" fo:keep-together="auto"/>
    </style:style>
    <style:style style:name="M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M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MP3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M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1" style:font-size-asian="9pt" style:font-name-complex="Liberation Mono1" style:font-size-complex="9pt"/>
    </style:style>
    <style:style style:name="MP5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1" style:font-size-asian="9pt" style:font-weight-asian="normal" style:font-name-complex="Liberation Mono1" style:font-size-complex="9pt" style:font-weight-complex="normal"/>
    </style:style>
    <style:style style:name="MP6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MP7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1" style:font-size-asian="9pt" style:font-weight-asian="bold" style:font-name-complex="Liberation Mono1" style:font-size-complex="9pt" style:font-weight-complex="bold"/>
    </style:style>
    <style:style style:name="MP8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1" style:font-size-asian="10pt" style:font-name-complex="Liberation Mono1" style:font-size-complex="10pt"/>
    </style:style>
    <style:style style:name="MP9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MP10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MP11" style:family="paragraph" style:parent-style-name="Standard">
      <style:text-properties officeooo:paragraph-rsid="002afa5a"/>
    </style:style>
    <style:style style:name="M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Liberation Mono" fo:font-size="9pt" style:font-size-asian="9pt" style:font-size-complex="9pt"/>
    </style:style>
    <style:style style:name="MT3" style:family="text">
      <style:text-properties style:font-name="Liberation Mono" fo:font-size="9pt" officeooo:rsid="002afa5a" style:font-size-asian="9pt" style:font-size-complex="9pt"/>
    </style:style>
    <style:style style:name="MT4" style:family="text">
      <style:text-properties style:font-name="Liberation Mono" fo:font-size="9pt" style:font-name-asian="Courier New1" style:font-size-asian="9pt" style:font-name-complex="Liberation Mono1" style:font-size-complex="9pt"/>
    </style:style>
    <style:style style:name="MT5" style:family="text">
      <style:text-properties style:font-name="Liberation Mono" fo:font-size="9pt" fo:font-weight="normal" style:font-name-asian="Courier New1" style:font-size-asian="9pt" style:font-weight-asian="normal" style:font-name-complex="Liberation Mono1" style:font-size-complex="9pt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5" text:anchor-type="char" svg:x="0.046cm" svg:y="0.474cm" svg:width="1.656cm" svg:height="1.656cm" draw:z-index="3"><draw:image xlink:href="Pictures/10000000000000E1000000E1914DDC933940265B.png" xlink:type="simple" xlink:show="embed" xlink:actuate="onLoad"/></draw:frame><text:span text:style-name="MT1"><text:tab/>Document Type:</text:span><text:span text:style-name="MT2"> </text:span><text:span text:style-name="MT3">Limited </text:span><text:span text:style-name="MT2">Internal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 table:style-name="Table3.1">
              <table:table-cell table:style-name="Table3.A1" office:value-type="string">
                <text:p text:style-name="MP2"><text:span text:style-name="MT4">Author</text:span><text:span text:style-name="MT5">:</text:span></text:p>
                <text:p text:style-name="MP3">Borja carbó</text:p>
              </table:table-cell>
              <table:table-cell table:style-name="Table3.A1" office:value-type="string">
                <text:p text:style-name="MP4">Document:</text:p>
                <text:p text:style-name="MP5">---</text:p>
              </table:table-cell>
              <table:table-cell table:style-name="Table3.A1" table:number-rows-spanned="2" office:value-type="string">
                <text:p text:style-name="MP4">Title:</text:p>
                <text:p text:style-name="MP6"><text:title>Web Project: Daily Scrum: 2018-02-15</text:title></text:p>
              </table:table-cell>
              <table:table-cell table:style-name="Table3.D1" office:value-type="string">
                <text:p text:style-name="MP4">Revision:</text:p>
                <text:p text:style-name="MP2"><text:span text:style-name="MT5">PA</text:span><text:span text:style-name="MT5"><text:editing-cycles>3</text:editing-cycles></text:span></text:p>
              </table:table-cell>
            </table:table-row>
          </table:table-header-rows>
          <table:table-row table:style-name="Table3.2">
            <table:table-cell table:style-name="Table3.A1" office:value-type="string">
              <text:p text:style-name="MP7">Reviewer:</text:p>
              <text:p text:style-name="MP8">Equip09</text:p>
            </table:table-cell>
            <table:table-cell table:style-name="Table3.A1" office:value-type="string">
              <text:p text:style-name="MP7">File:</text:p>
              <text:p text:style-name="MP9"><text:file-name text:display="name-and-extension">minutes-2018-02-15.odt</text:file-name></text:p>
            </table:table-cell>
            <table:covered-table-cell/>
            <table:table-cell table:style-name="Table3.D1" office:value-type="string">
              <text:p text:style-name="MP10">Date:</text:p>
              <text:p text:style-name="MP9"><text:date style:data-style-name="N10121" text:date-value="2018-02-19T09:19:12.595416689">19/02/2018</text:date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8:55:47.681075631</meta:creation-date>
    <meta:editing-duration>PT11M13S</meta:editing-duration>
    <meta:editing-cycles>3</meta:editing-cycles>
    <meta:generator>LibreOffice/5.2.4.2$Linux_X86_64 LibreOffice_project/3d5603e1122f0f102b62521720ab13a38a4e0eb0</meta:generator>
    <dc:title>Web Project: Daily Scrum: 2018-02-15</dc:title>
    <dc:date>2018-02-19T09:02:32.054942770</dc:date>
    <meta:document-statistic meta:table-count="3" meta:image-count="1" meta:object-count="0" meta:page-count="4" meta:paragraph-count="59" meta:word-count="331" meta:character-count="2125" meta:non-whitespace-character-count="1858"/>
  </office:meta>
</office:document-meta>
</file>